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RNING FROM CHRIST (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ARNING FROM CHRIST (2:1-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mmand (2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mmand (2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on't drift from God's message of truth (2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on't disobey God's message of truth (2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ARNING FROM CHRIST (2:1-4):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mmand (2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mmunicators (2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onfirmation (2: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Hebrews 2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THE WARNING FROM CHRIST (2:1-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WORK OF CHRIST (2:5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WORK OF CHRIST (2:5-18)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is sovereign ministry (2:5-8a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is sovereign ministry (2:5-8a)<text:s text:c="1"/></text:span><text:span text:style-name="a510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hrist created all people (2:5-6a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Christ cares for all people (2:6b-7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Christ commissioned all people (2:8a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WORK OF CHRIST (2:5-18)<text:s text:c="1"/></text:span><text:span text:style-name="a528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is sovereign ministry (2:5-8a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is submissive ministry (2:9a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saving ministry (2:8b-10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His saving ministry (2:8b-10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rebellion (2:8b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redemption (2:9b-10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WORK OF CHRIST (2:5-18)<text:s text:c="1"/></text:span><text:span text:style-name="a561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His sovereign ministry (2:5-8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is submissive ministry (2:9a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is saving ministry (2:8b-10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His sanctifying ministry (2:11-1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His subduing ministry (2:14-15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His sympathizing ministry (2:16-1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Hebrews 2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THE WARNING FROM CHRIST (2:1-4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THE WORK OF CHRIST (2:5-18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2</dc:title>
    <meta:initial-creator>David STRICKLAND</meta:initial-creator>
    <dc:creator>David STRICKLAND</dc:creator>
    <meta:creation-date>2020-02-22T17:32:03Z</meta:creation-date>
    <dc:date>2020-02-22T17:32:03Z</dc:date>
    <meta:template xlink:href="BibleStudy" xlink:type="simple"/>
    <meta:editing-cycles>1</meta:editing-cycles>
    <meta:editing-duration>PT0S</meta:editing-duration>
    <meta:document-statistic meta:paragraph-count="37" meta:word-count="248"/>
  </office:meta>
</office:document-meta>
</file>